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mes Seibel</text:p>
      <text:p text:style-name="Standard">CS411</text:p>
      <text:p text:style-name="Standard">11/30/2009</text:p>
      <text:p text:style-name="Standard"/>
      <text:p text:style-name="P1">Personal Status Report for 11/30/2009</text:p>
      <text:p text:style-name="P1"/>
      <text:p text:style-name="P2">This week was quieter, as it was Thanksgiving, but I did complete several tasks:</text:p>
      <text:p text:style-name="P2"/>
      <text:list xml:id="list36520651" text:style-name="L1">
        <text:list-item>
          <text:p text:style-name="P3">Maintained communication with implementers and tech lead</text:p>
        </text:list-item>
        <text:list-item>
          <text:p text:style-name="P3">Arranged the next time to hold a meeting with team members</text:p>
        </text:list-item>
        <text:list-item>
          <text:p text:style-name="P3">Updated the current schedule to reflect latest accomplishments</text:p>
        </text:list-item>
        <text:list-item>
          <text:p text:style-name="P3">Reviewed feedback from snapshot #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eaman </meta:initial-creator>
    <meta:creation-date>2009-11-08T23:26:59.67</meta:creation-date>
    <dc:date>2009-11-30T16:42:57.52</dc:date>
    <dc:creator>areaman </dc:creator>
    <meta:editing-duration>PT00H13M19S</meta:editing-duration>
    <meta:editing-cycles>4</meta:editing-cycles>
    <meta:generator>OpenOffice.org/3.1$Win32 OpenOffice.org_project/310m19$Build-9420</meta:generator>
    <meta:document-statistic meta:table-count="0" meta:image-count="0" meta:object-count="0" meta:page-count="1" meta:paragraph-count="9" meta:word-count="58" meta:character-count="358"/>
  </office:meta>
</office:document-meta>
</file>